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49cm" style:rel-column-width="538*"/>
    </style:style>
    <style:style style:name="Table1.B" style:family="table-column">
      <style:table-column-properties style:column-width="14.773cm" style:rel-column-width="8375*"/>
    </style:style>
    <style:style style:name="Table1.C" style:family="table-column">
      <style:table-column-properties style:column-width="1.279cm" style:rel-column-width="72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4" style:family="table">
      <style:table-properties style:width="16.854cm" fo:margin-top="0cm" fo:margin-bottom="0cm" table:align="center" style:writing-mode="lr-tb"/>
    </style:style>
    <style:style style:name="Table4.A" style:family="table-column">
      <style:table-column-properties style:column-width="16.85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text-properties officeooo:paragraph-rsid="0012f8b9"/>
    </style:style>
    <style:style style:name="P2" style:family="paragraph" style:parent-style-name="Standard">
      <style:text-properties officeooo:rsid="0012f8b9" officeooo:paragraph-rsid="0012f8b9"/>
    </style:style>
    <style:style style:name="P3" style:family="paragraph" style:parent-style-name="Standard">
      <style:text-properties officeooo:rsid="0009fbc3" officeooo:paragraph-rsid="0012f8b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7c429"/>
    </style:style>
    <style:style style:name="P6" style:family="paragraph" style:parent-style-name="Standard">
      <style:text-properties officeooo:rsid="0012f8b9" officeooo:paragraph-rsid="0012f8b9"/>
    </style:style>
    <style:style style:name="P7" style:family="paragraph" style:parent-style-name="Standard">
      <style:paragraph-properties fo:text-align="justify" style:justify-single-word="false"/>
      <style:text-properties officeooo:paragraph-rsid="0017c429"/>
    </style:style>
    <style:style style:name="P8" style:family="paragraph" style:parent-style-name="Standard">
      <style:text-properties officeooo:paragraph-rsid="001a0e10"/>
    </style:style>
    <style:style style:name="P9" style:family="paragraph" style:parent-style-name="Padrão">
      <style:paragraph-properties fo:text-align="justify" style:justify-single-word="false"/>
      <style:text-properties officeooo:paragraph-rsid="001a0e10"/>
    </style:style>
    <style:style style:name="T1" style:family="text">
      <style:text-properties officeooo:rsid="0012f8b9"/>
    </style:style>
    <style:style style:name="T2" style:family="text">
      <style:text-properties officeooo:rsid="0009fbc3"/>
    </style:style>
    <style:style style:name="T3" style:family="text">
      <style:text-properties officeooo:rsid="0017c429"/>
    </style:style>
    <style:style style:name="T4" style:family="text">
      <style:text-properties style:font-name="Arial1" fo:font-size="9pt" fo:font-weight="bold" style:font-size-asian="9pt" style:font-weight-asian="bold" style:font-name-complex="Arial2" style:font-size-complex="9pt"/>
    </style:style>
    <style:style style:name="T5" style:family="text">
      <style:text-properties style:font-name="Arial1" fo:font-size="9pt" fo:font-weight="bold" style:font-name-asian="Arial2" style:font-size-asian="9pt" style:font-weight-asian="bold" style:font-name-complex="Arial2" style:font-size-complex="9pt"/>
    </style:style>
    <style:style style:name="T6" style:family="text">
      <style:text-properties style:font-name="Arial1" fo:font-size="9pt" style:font-name-asian="Arial2" style:font-size-asian="9pt" style:font-name-complex="Arial2" style:font-size-complex="9pt"/>
    </style:style>
    <style:style style:name="T7" style:family="text">
      <style:text-properties style:font-name="Arial1" fo:font-size="9pt" style:font-size-asian="9pt" style:font-name-complex="Arial2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RMA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<text:span text:style-name="T3">1</text:span></text:p>
          </table:table-cell>
          <table:table-cell table:style-name="Table1.B1" office:value-type="string">
            <text:p text:style-name="P7"><text:span text:style-name="T1">No cadastro de Normas poder selecionar uma opção que possibilite cadastro retrospectivo, permitindo assim que o usuário utilize órgãos extintos;</text:span></text:p>
          </table:table-cell>
          <table:table-cell table:style-name="Table1.C1" office:value-type="string">
            <text:p text:style-name="P4"/>
          </table:table-cell>
        </table:table-row>
      </table:table>
      <text:p text:style-name="P3"/>
      <text:p text:style-name="P3"/>
      <text:p text:style-name="P1"><text:span text:style-name="T2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<text:span text:style-name="T4">Situação:</text:span><text:span text:style-name="T5"> </text:span></text:p>
            <text:p text:style-name="P9"><text:span text:style-name="T4">I</text:span><text:span text:style-name="T5"> </text:span><text:span text:style-name="T4">=</text:span><text:span text:style-name="T5"> </text:span><text:span text:style-name="T4">Informativo</text:span><text:span text:style-name="T6"> </text:span><text:span text:style-name="T7">-</text:span><text:span text:style-name="T6"> </text:span><text:span text:style-name="T7">assunto</text:span><text:span text:style-name="T6"> </text:span><text:span text:style-name="T7">apenas</text:span><text:span text:style-name="T6"> </text:span><text:span text:style-name="T7">informativo,</text:span><text:span text:style-name="T6"> </text:span><text:span text:style-name="T7">relevante</text:span><text:span text:style-name="T6"> </text:span><text:span text:style-name="T7">a</text:span><text:span text:style-name="T6"> </text:span><text:span text:style-name="T7">intervenção,</text:span><text:span text:style-name="T6"> </text:span><text:span text:style-name="T7">não</text:span><text:span text:style-name="T6"> </text:span><text:span text:style-name="T7">sendo</text:span><text:span text:style-name="T6"> </text:span><text:span text:style-name="T7">cabível</text:span><text:span text:style-name="T6"> </text:span><text:span text:style-name="T7">decisão</text:span><text:span text:style-name="T6"> </text:span><text:span text:style-name="T7">para</text:span><text:span text:style-name="T6"> </text:span><text:span text:style-name="T7">o</text:span><text:span text:style-name="T6"> </text:span><text:span text:style-name="T7">Grupo.</text:span><text:span text:style-name="T6"> </text:span><text:span text:style-name="T7">Geralmente</text:span><text:span text:style-name="T6"> </text:span><text:span text:style-name="T7">é</text:span><text:span text:style-name="T6"> </text:span><text:span text:style-name="T7">uma</text:span><text:span text:style-name="T6"> </text:span><text:span text:style-name="T7">instrução</text:span><text:span text:style-name="T6"> </text:span><text:span text:style-name="T7">ou</text:span><text:span text:style-name="T6"> </text:span><text:span text:style-name="T7">orientação</text:span><text:span text:style-name="T6"> </text:span><text:span text:style-name="T7">trazida</text:span><text:span text:style-name="T6"> </text:span><text:span text:style-name="T7">por</text:span><text:span text:style-name="T6"> </text:span><text:span text:style-name="T7">algum</text:span><text:span text:style-name="T6"> </text:span><text:span text:style-name="T7">participante.</text:span></text:p>
            <text:p text:style-name="P9"><text:span text:style-name="T4">P</text:span><text:span text:style-name="T5"> </text:span><text:span text:style-name="T4">=</text:span><text:span text:style-name="T5"> </text:span><text:span text:style-name="T4">Pendente</text:span><text:span text:style-name="T5"> – </text:span><text:span text:style-name="T7">Assunto</text:span><text:span text:style-name="T6"> </text:span><text:span text:style-name="T7">identificado</text:span><text:span text:style-name="T6"> </text:span><text:span text:style-name="T7">não</text:span><text:span text:style-name="T6"> </text:span><text:span text:style-name="T7">resolvido</text:span><text:span text:style-name="T6"> </text:span><text:span text:style-name="T7">em</text:span><text:span text:style-name="T6"> </text:span><text:span text:style-name="T7">função</text:span><text:span text:style-name="T6"> </text:span><text:span text:style-name="T7">de</text:span><text:span text:style-name="T6"> </text:span><text:span text:style-name="T7">algum</text:span><text:span text:style-name="T6"> </text:span><text:span text:style-name="T7">levantamento</text:span><text:span text:style-name="T6"> </text:span><text:span text:style-name="T7">ou</text:span><text:span text:style-name="T6"> </text:span><text:span text:style-name="T7">decisão</text:span><text:span text:style-name="T6"> </text:span><text:span text:style-name="T7">fora</text:span><text:span text:style-name="T6"> </text:span><text:span text:style-name="T7">de</text:span><text:span text:style-name="T6"> </text:span><text:span text:style-name="T7">reunião.</text:span></text:p>
            <text:p text:style-name="P9"><text:span text:style-name="T4">A</text:span><text:span text:style-name="T5"> </text:span><text:span text:style-name="T4">=</text:span><text:span text:style-name="T5"> </text:span><text:span text:style-name="T4">Andamento</text:span><text:span text:style-name="T5"> – </text:span><text:span text:style-name="T7">Assunto</text:span><text:span text:style-name="T6"> </text:span><text:span text:style-name="T7">iniciado</text:span><text:span text:style-name="T6"> </text:span><text:span text:style-name="T7">e</text:span><text:span text:style-name="T6"> </text:span><text:span text:style-name="T7">não</text:span><text:span text:style-name="T6"> </text:span><text:span text:style-name="T7">finalizado,</text:span><text:span text:style-name="T6"> </text:span><text:span text:style-name="T7">com</text:span><text:span text:style-name="T6"> </text:span><text:span text:style-name="T7">continuidade</text:span><text:span text:style-name="T6"> </text:span><text:span text:style-name="T7">em</text:span><text:span text:style-name="T6"> </text:span><text:span text:style-name="T7">reunião</text:span><text:span text:style-name="T6"> </text:span><text:span text:style-name="T7">(ões)</text:span><text:span text:style-name="T6"> </text:span><text:span text:style-name="T7">posterior(ES).</text:span><text:span text:style-name="T5"> </text:span></text:p>
            <text:p text:style-name="P9"><text:span text:style-name="T4">R</text:span><text:span text:style-name="T5"> </text:span><text:span text:style-name="T4">=</text:span><text:span text:style-name="T5"> </text:span><text:span text:style-name="T4">Resolvido</text:span><text:span text:style-name="T5"> –</text:span><text:span text:style-name="T6"> </text:span><text:span text:style-name="T7">Resolução</text:span><text:span text:style-name="T6"> </text:span><text:span text:style-name="T7">de</text:span><text:span text:style-name="T6"> </text:span><text:span text:style-name="T7">alguma</text:span><text:span text:style-name="T6"> </text:span><text:span text:style-name="T7">pendência</text:span><text:span text:style-name="T6"> </text:span><text:span text:style-name="T7">identificada</text:span><text:span text:style-name="T6"> </text:span><text:span text:style-name="T7">em</text:span><text:span text:style-name="T6"> </text:span><text:span text:style-name="T7">reunião</text:span><text:span text:style-name="T6"> </text:span><text:span text:style-name="T7">(ões)</text:span><text:span text:style-name="T6"> </text:span><text:span text:style-name="T7">anterior</text:span><text:span text:style-name="T6"> </text:span><text:span text:style-name="T7">(es)</text:span><text:span text:style-name="T6"> </text:span><text:span text:style-name="T7">ou</text:span><text:span text:style-name="T6"> </text:span><text:span text:style-name="T7">iniciado</text:span><text:span text:style-name="T6"> </text:span><text:span text:style-name="T7">e</text:span><text:span text:style-name="T6"> </text:span><text:span text:style-name="T7">finalizado</text:span><text:span text:style-name="T6"> </text:span><text:span text:style-name="T7">na</text:span><text:span text:style-name="T6"> </text:span><text:span text:style-name="T7">própria</text:span><text:span text:style-name="T6"> </text:span><text:span text:style-name="T7">reunião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drão" style:family="paragraph" style:default-outline-level="">
      <style:paragraph-properties fo:text-align="justify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use-window-font-color="true" style:font-name="Times New Roman" fo:font-size="12pt" style:font-name-asian="Times New Roman1" style:font-size-asian="12pt" style:language-asian="zh" style:country-asian="CN" style:font-name-complex="Times New Roman1" style:font-size-complex="10pt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1:17:18.06</meta:creation-date>
    <meta:editing-duration>PT2H41M16S</meta:editing-duration>
    <meta:editing-cycles>7</meta:editing-cycles>
    <meta:generator>LibreOffice/4.0.1.2$Windows_x86 LibreOffice_project/84102822e3d61eb989ddd325abf1ac077904985</meta:generator>
    <dc:date>2014-04-07T15:55:34.24</dc:date>
    <meta:document-statistic meta:table-count="2" meta:image-count="0" meta:object-count="0" meta:page-count="1" meta:paragraph-count="8" meta:word-count="101" meta:character-count="687" meta:non-whitespace-character-count="589"/>
  </office:meta>
</office:document-meta>
</file>